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</mrow>
                      <mo stretchy="false">+</mo>
                      <mrow>
                        <mi>A</mi>
                        <mo stretchy="false">⋅</mo>
                        <mover accent="true">
                          <mi>B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over accent="true">
                          <mi>B</mi>
                          <mo>¯</mo>
                        </mover>
                      </mrow>
                      <mo stretchy="false">+</mo>
                      <mrow>
                        <mi>A</mi>
                        <mo stretchy="false">⋅</mo>
                        <mi>B</mi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over accent="true">
                      <mrow>
                        <mi>A</mi>
                        <mo stretchy="false">⊕</mo>
                        <mi>B</mi>
                      </mrow>
                      <mo>¯</mo>
                    </mover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i>R</mi>
              <mo stretchy="false">⊕</mo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  <mo stretchy="false">⊕</mo>
              <mi>R</mi>
            </mrow>
          </mrow>
        </mtd>
      </mtr>
      <mtr>
        <mtd>
          <mrow/>
        </mtd>
      </mtr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i mathvariant="italic">RS</mi>
            <mo stretchy="false">=</mo>
            <mrow>
              <mrow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A</mi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</mrow>
                      <mo stretchy="false">+</mo>
                      <mrow>
                        <mi>A</mi>
                        <mo stretchy="false">⋅</mo>
                        <mover accent="true">
                          <mi>B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n>1</mn>
                <mo stretchy="false">⋅</mo>
                <mrow>
                  <mo fence="true" form="prefix" stretchy="false">(</mo>
                  <mrow>
                    <mrow>
                      <mi>A</mi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i>A</mi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row>
                      <mo fence="true" form="prefix" stretchy="false">(</mo>
                      <mrow>
                        <mrow>
                          <mi>A</mi>
                          <mo stretchy="false">⊕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</mtable>
    <annotation encoding="StarMath 5.0">S=(overline{R} cdot overline{A} cdot B)+(overline{R} cdot A cdot overline{B})+(R cdot overline{A} cdot overline{B})+(R cdot A cdot B) newline 
S=overline{R} cdot overline{A} cdot B+overline{R} cdot A cdot overline{B}+R cdot overline{A} cdot overline{B}+R cdot A cdot B newline 
S=overline{R} cdot (overline{A} cdot B+A cdot overline{B})+R cdot (overline{A} cdot overline{B}+A cdot B) newline  
S=overline{R} cdot ({A}oplus{B})+R cdot (overline{{A}oplus{B}}) newline 
S={R}oplus{({A}oplus{B})} newline 
S={({A}oplus{B})}oplus{R} newline newline

RS=(overline{R} cdot A cdot B)+(R cdot overline{A} cdot B)+(R cdot A cdot overline{B})+(R cdot A cdot B) newline
RS=overline{R} cdot A cdot B+R cdot overline{A} cdot B+R cdot A cdot overline{B}+R cdot A cdot B newline
RS=overline{R} cdot A cdot B+R cdot A cdot B+R cdot overline{A} cdot B+R cdot A cdot overline{B} newline
RS=(overline{R}+R)cdot(A cdot B)+R cdot (overline{A} cdot B+A cdot overline{B}) newline
RS=1 cdot (A cdot B)+R cdot ({A}oplus{B}) newline
RS=(A cdot B)+(R cdot ({A}oplus{B})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7:23:40.609871766</meta:creation-date>
    <dc:date>2024-03-06T18:20:40.036558273</dc:date>
    <meta:editing-duration>PT1M6S</meta:editing-duration>
    <meta:editing-cycles>3</meta:editing-cycles>
    <meta:generator>LibreOffice/7.6.4.1$Linux_X86_64 LibreOffice_project/60$Build-1</meta:generator>
  </office:meta>
</office:document-meta>
</file>